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adornments="Standard" style:font-family-generic="roman" style:font-pitch="variable"/>
  </office:font-face-decls>
  <office:automatic-styles>
    <style:style style:name="P1" style:family="paragraph" style:parent-style-name="Standard">
      <style:text-properties officeooo:rsid="000c8bb8" officeooo:paragraph-rsid="000c8bb8"/>
    </style:style>
    <style:style style:name="P2" style:family="paragraph" style:parent-style-name="Standard">
      <style:text-properties officeooo:rsid="000c8bb8" officeooo:paragraph-rsid="000e9806"/>
    </style:style>
    <style:style style:name="P3" style:family="paragraph" style:parent-style-name="UseCaseItem">
      <style:text-properties officeooo:paragraph-rsid="000e9806"/>
    </style:style>
    <style:style style:name="P4" style:family="paragraph" style:parent-style-name="Standard">
      <style:paragraph-properties fo:break-before="page"/>
      <style:text-properties officeooo:rsid="000c8bb8" officeooo:paragraph-rsid="0016b056"/>
    </style:style>
    <style:style style:name="P5" style:family="paragraph" style:parent-style-name="Standard">
      <style:text-properties officeooo:rsid="000c8bb8" officeooo:paragraph-rsid="0016b056"/>
    </style:style>
    <style:style style:name="P6" style:family="paragraph" style:parent-style-name="UseCaseItem">
      <style:text-properties officeooo:paragraph-rsid="0016669d"/>
    </style:style>
    <style:style style:name="P7" style:family="paragraph" style:parent-style-name="UseCaseItem">
      <style:text-properties officeooo:paragraph-rsid="0016b056"/>
    </style:style>
    <style:style style:name="T1" style:family="text">
      <style:text-properties officeooo:rsid="000c8bb8"/>
    </style:style>
    <style:style style:name="T2" style:family="text">
      <style:text-properties officeooo:rsid="000dcf3e"/>
    </style:style>
    <style:style style:name="T3" style:family="text">
      <style:text-properties officeooo:rsid="000e9806"/>
    </style:style>
    <style:style style:name="T4" style:family="text">
      <style:text-properties style:font-name="Courier New" officeooo:rsid="000e9806"/>
    </style:style>
    <style:style style:name="T5" style:family="text">
      <style:text-properties officeooo:rsid="001071f5"/>
    </style:style>
    <style:style style:name="T6" style:family="text">
      <style:text-properties officeooo:rsid="00119440"/>
    </style:style>
    <style:style style:name="T7" style:family="text">
      <style:text-properties officeooo:rsid="00130a16"/>
    </style:style>
    <style:style style:name="T8" style:family="text">
      <style:text-properties officeooo:rsid="0014c2ed"/>
    </style:style>
    <style:style style:name="T9" style:family="text">
      <style:text-properties officeooo:rsid="0016669d"/>
    </style:style>
    <style:style style:name="T10" style:family="text">
      <style:text-properties officeooo:rsid="0016b05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e Case <text:span text:style-name="T10">B</text:span>UC-001</text:p>
      <text:p text:style-name="P1"/>
      <text:p text:style-name="UseCaseItem">Name<text:tab/><text:span text:style-name="T2">Tester</text:span><text:span text:style-name="T1"> </text:span><text:span text:style-name="T6">runs</text:span><text:span text:style-name="T1"> </text:span><text:span text:style-name="T6">TCMS </text:span><text:span text:style-name="T1">test plan</text:span></text:p>
      <text:p text:style-name="UseCaseItem">Description<text:tab/><text:span text:style-name="T7">A tester executest a test plan stored in Kiwi TCMS using the Issai GUI</text:span></text:p>
      <text:p text:style-name="UseCaseItem">Actors<text:tab/><text:span text:style-name="T2">Tester</text:span></text:p>
      <text:p text:style-name="UseCaseItem">Preconditions</text:p>
      <text:p text:style-name="UseCaseItem">Result</text:p>
      <text:p text:style-name="UseCaseItem">Trigger<text:tab/><text:span text:style-name="T2">A new product build is available</text:span></text:p>
      <text:p text:style-name="P6">Normal Flow<text:tab/><text:span text:style-name="T6">1. The tester starts the Issai GUI.<text:line-break/>2. The tester selects the action „Run test plan“.<text:line-break/>3. The </text:span><text:span text:style-name="T7">GUI</text:span><text:span text:style-name="T6"> shows a dialog window to run a test plan.<text:line-break/></text:span><text:span text:style-name="T10">4. The tester selects the test plan to run (Use Case SUC-001).</text:span><text:span text:style-name="T6"><text:line-break/></text:span><text:span text:style-name="T7">4. The GUI determines all products available on local machine and displays them in a selection list.<text:line-break/>5. The GUI automatically selects a product, if there is only one; otherwise the tester selects a product<text:line-break/></text:span><text:span text:style-name="T8">6</text:span><text:span text:style-name="T7">. The GUI determines all product </text:span><text:span text:style-name="T8">versions</text:span><text:span text:style-name="T7"> available </text:span><text:span text:style-name="T8">in Kiwi TCMS</text:span><text:span text:style-name="T7"> and displays them in a selection list.<text:line-break/></text:span><text:span text:style-name="T8">7</text:span><text:span text:style-name="T7">. The GUI automatically selects a product </text:span><text:span text:style-name="T8">version</text:span><text:span text:style-name="T7">, if there is only one; otherwise the tester selects a product </text:span><text:span text:style-name="T8">version<text:line-break/></text:span><text:span text:style-name="T9">8</text:span><text:span text:style-name="T7">. The GUI determines all </text:span><text:span text:style-name="T9">builds </text:span><text:span text:style-name="T7">available </text:span><text:span text:style-name="T8">in Kiwi TCMS</text:span><text:span text:style-name="T7"> </text:span><text:span text:style-name="T9">for the selected product version </text:span><text:span text:style-name="T7">and displays them in a selection list.<text:line-break/></text:span><text:span text:style-name="T9">9</text:span><text:span text:style-name="T7">. The GUI automatically selects a </text:span><text:span text:style-name="T9">build</text:span><text:span text:style-name="T7">, if there is only one; otherwise the tester selects a </text:span><text:span text:style-name="T9">build</text:span></text:p>
      <text:p text:style-name="UseCaseItem">Alternate Flows</text:p>
      <text:p text:style-name="UseCaseItem">Nonfunct. Requirements</text:p>
      <text:p text:style-name="P2"/>
      <text:p text:style-name="P4">Use Case <text:span text:style-name="T10">S</text:span>UC-001</text:p>
      <text:p text:style-name="P5"/>
      <text:p text:style-name="P7">Name<text:tab/><text:span text:style-name="T2">Tester</text:span><text:span text:style-name="T1"> </text:span><text:span text:style-name="T10">selects</text:span><text:span text:style-name="T1"> </text:span><text:span text:style-name="T6">TCMS </text:span><text:span text:style-name="T1">test plan</text:span></text:p>
      <text:p text:style-name="P7">Description<text:tab/><text:span text:style-name="T7">A tester </text:span><text:span text:style-name="T10">selects </text:span><text:span text:style-name="T7">a test plan stored in Kiwi TCMS using the Issai GUI</text:span></text:p>
      <text:p text:style-name="P7">Actors<text:tab/><text:span text:style-name="T2">Tester</text:span></text:p>
      <text:p text:style-name="P7">Preconditions<text:tab/><text:span text:style-name="T10">The tester has started the Issai GUI</text:span></text:p>
      <text:p text:style-name="P7">Result</text:p>
      <text:p text:style-name="P7">Trigger<text:tab/><text:span text:style-name="T10">The tester selected an action requiring test plan selection</text:span></text:p>
      <text:p text:style-name="P7">Normal Flow<text:tab/><text:span text:style-name="T10">1</text:span><text:span text:style-name="T7">. The GUI determines all products available on local machine and displays them in a selection list.<text:line-break/></text:span><text:span text:style-name="T10">2</text:span><text:span text:style-name="T7">. The GUI automatically selects a product, if there is only one; otherwise the tester selects a product<text:line-break/></text:span><text:span text:style-name="T10">3</text:span><text:span text:style-name="T7">. The GUI determines all product </text:span><text:span text:style-name="T8">versions</text:span><text:span text:style-name="T7"> available </text:span><text:span text:style-name="T8">in Kiwi TCMS</text:span><text:span text:style-name="T7"> and displays them in a selection list.<text:line-break/></text:span><text:span text:style-name="T10">4</text:span><text:span text:style-name="T7">. The GUI automatically selects a product </text:span><text:span text:style-name="T8">version</text:span><text:span text:style-name="T7">, if there is only one; otherwise the tester selects a product </text:span><text:span text:style-name="T8">version<text:line-break/></text:span><text:span text:style-name="T10">5</text:span><text:span text:style-name="T7">. The GUI determines all </text:span><text:span text:style-name="T10">test plans</text:span><text:span text:style-name="T9"> </text:span><text:span text:style-name="T7">available </text:span><text:span text:style-name="T8">in Kiwi TCMS</text:span><text:span text:style-name="T7"> </text:span><text:span text:style-name="T9">for the selected product version </text:span><text:span text:style-name="T7">and displays them in a selection list.<text:line-break/></text:span><text:span text:style-name="T9">9</text:span><text:span text:style-name="T7">. The GUI automatically selects a </text:span><text:span text:style-name="T10">test plan</text:span><text:span text:style-name="T7">, if there is only one; otherwise the tester selects a </text:span><text:span text:style-name="T10">test plan</text:span></text:p>
      <text:p text:style-name="P7">Alternate Flows</text:p>
      <text:p text:style-name="P7">Nonfunct. Requirements</text:p>
      <text:p text:style-name="P5"/>
      <text:p text:style-name="P4">Use Case UC-<text:span text:style-name="T3">1</text:span>01</text:p>
      <text:p text:style-name="P2"/>
      <text:p text:style-name="P3">Name<text:tab/><text:span text:style-name="T2">Test </text:span><text:span text:style-name="T3">Design</text:span><text:span text:style-name="T2">er</text:span><text:span text:style-name="T1"> </text:span><text:span text:style-name="T3">specifies locale dependent test plan</text:span></text:p>
      <text:p text:style-name="P3">Description</text:p>
      <text:p text:style-name="P3">Actors<text:tab/><text:span text:style-name="T2">Test </text:span><text:span text:style-name="T3">Design</text:span><text:span text:style-name="T2">er</text:span></text:p>
      <text:p text:style-name="P3">Preconditions</text:p>
      <text:p text:style-name="P3">Result</text:p>
      <text:p text:style-name="P3">Trigger<text:tab/><text:span text:style-name="T3">Product supports localization</text:span></text:p>
      <text:p text:style-name="P3">Normal Flow<text:tab/><text:span text:style-name="T3">1. The test designer defines property </text:span><text:span text:style-name="T4">locales</text:span><text:span text:style-name="T3"> for the test plan and specifies a comma separated list of ISO 639 two-character language codes as property value.<text:line-break/>2. The system will execute all test cases contained in the test plan repeatedly for every locale by calling function </text:span><text:span text:style-name="T4">set_locale</text:span><text:span text:style-name="T3"> before each test plan iteration.</text:span></text:p>
      <text:p text:style-name="P3">Alternate Flows<text:tab/><text:span text:style-name="T3">1. Runtime enviroment indicates unsupported locale<text:line-break/>The system will silently ignore the iteration.<text:line-break/></text:span><text:span text:style-name="T5">2. Test designer specified property value all.<text:line-break/>The system will execute all test cases for all locales supported by the runtime configuration.</text:span></text:p>
      <text:p text:style-name="P3">Nonfunct. Requirement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adornments="Standard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UseCaseItem" style:family="paragraph" style:parent-style-name="Standard">
      <style:paragraph-properties fo:margin-left="4.5cm" fo:margin-right="0cm" fo:text-indent="-4.5cm" style:auto-text-indent="false">
        <style:tab-stops>
          <style:tab-stop style:position="4.5cm"/>
        </style:tab-stops>
      </style:paragraph-properties>
      <style:text-properties style:font-name="Times New Roman" fo:font-family="'Times New Roman'" style:font-style-name="Standard" style:font-family-generic="roman" style:font-pitch="variable" fo:font-size="12pt" officeooo:rsid="000c8bb8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4T10:05:55.657144037</meta:creation-date>
    <dc:date>2023-02-01T14:28:18.910434233</dc:date>
    <meta:editing-duration>PT1H49M46S</meta:editing-duration>
    <meta:editing-cycles>9</meta:editing-cycles>
    <meta:generator>LibreOffice/7.4.4.2$Linux_X86_64 LibreOffice_project/40$Build-2</meta:generator>
    <meta:document-statistic meta:table-count="0" meta:image-count="0" meta:object-count="0" meta:page-count="3" meta:paragraph-count="30" meta:word-count="475" meta:character-count="2865" meta:non-whitespace-character-count="2420"/>
  </office:meta>
</office:document-meta>
</file>